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3.52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no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Meaning</text:p>
          </table:table-cell>
        </table:table-row>
        <table:table-row table:style-name="ro1">
          <table:table-cell office:value-type="string">
            <text:p>ls</text:p>
          </table:table-cell>
          <table:table-cell office:value-type="string">
            <text:p>list files and directories</text:p>
          </table:table-cell>
        </table:table-row>
        <table:table-row table:style-name="ro1">
          <table:table-cell office:value-type="string">
            <text:p>ls -a</text:p>
          </table:table-cell>
          <table:table-cell office:value-type="string">
            <text:p>list all files and directories</text:p>
          </table:table-cell>
        </table:table-row>
        <table:table-row table:style-name="ro1">
          <table:table-cell office:value-type="string">
            <text:p>mkdir</text:p>
          </table:table-cell>
          <table:table-cell office:value-type="string">
            <text:p>make a directory</text:p>
          </table:table-cell>
        </table:table-row>
        <table:table-row table:style-name="ro1">
          <table:table-cell office:value-type="string">
            <text:p>cd directory</text:p>
          </table:table-cell>
          <table:table-cell office:value-type="string">
            <text:p>change to named directory</text:p>
          </table:table-cell>
        </table:table-row>
        <table:table-row table:style-name="ro1">
          <table:table-cell office:value-type="string">
            <text:p>cd</text:p>
          </table:table-cell>
          <table:table-cell office:value-type="string">
            <text:p>change to home-directory</text:p>
          </table:table-cell>
        </table:table-row>
        <table:table-row table:style-name="ro1">
          <table:table-cell office:value-type="string">
            <text:p>cd ~</text:p>
          </table:table-cell>
          <table:table-cell office:value-type="string">
            <text:p>change to home-directory</text:p>
          </table:table-cell>
        </table:table-row>
        <table:table-row table:style-name="ro1">
          <table:table-cell office:value-type="string">
            <text:p>cd ..</text:p>
          </table:table-cell>
          <table:table-cell office:value-type="string">
            <text:p>change to parent directory</text:p>
          </table:table-cell>
        </table:table-row>
        <table:table-row table:style-name="ro1">
          <table:table-cell office:value-type="string">
            <text:p>pwd</text:p>
          </table:table-cell>
          <table:table-cell office:value-type="string">
            <text:p>display the path of the current directory</text:p>
          </table:table-cell>
        </table:table-row>
        <table:table-row table:style-name="ro1">
          <table:table-cell office:value-type="string">
            <text:p>cp file1 file2</text:p>
          </table:table-cell>
          <table:table-cell office:value-type="string">
            <text:p>copy file1 and call it file2</text:p>
          </table:table-cell>
        </table:table-row>
        <table:table-row table:style-name="ro1">
          <table:table-cell office:value-type="string">
            <text:p>mv file1 file2</text:p>
          </table:table-cell>
          <table:table-cell office:value-type="string">
            <text:p>move or rename file1 to file2</text:p>
          </table:table-cell>
        </table:table-row>
        <table:table-row table:style-name="ro1">
          <table:table-cell office:value-type="string">
            <text:p>rm file</text:p>
          </table:table-cell>
          <table:table-cell office:value-type="string">
            <text:p>remove a file</text:p>
          </table:table-cell>
        </table:table-row>
        <table:table-row table:style-name="ro1">
          <table:table-cell office:value-type="string">
            <text:p>rmdir directory</text:p>
          </table:table-cell>
          <table:table-cell office:value-type="string">
            <text:p>remove a directory</text:p>
          </table:table-cell>
        </table:table-row>
        <table:table-row table:style-name="ro1">
          <table:table-cell office:value-type="string">
            <text:p>cat file</text:p>
          </table:table-cell>
          <table:table-cell office:value-type="string">
            <text:p>display a file</text:p>
          </table:table-cell>
        </table:table-row>
        <table:table-row table:style-name="ro1">
          <table:table-cell office:value-type="string">
            <text:p>less file</text:p>
          </table:table-cell>
          <table:table-cell office:value-type="string">
            <text:p>display a file a page at a time</text:p>
          </table:table-cell>
        </table:table-row>
        <table:table-row table:style-name="ro1">
          <table:table-cell office:value-type="string">
            <text:p>head file</text:p>
          </table:table-cell>
          <table:table-cell office:value-type="string">
            <text:p>display the first few lines of a file</text:p>
          </table:table-cell>
        </table:table-row>
        <table:table-row table:style-name="ro1">
          <table:table-cell office:value-type="string">
            <text:p>tail file</text:p>
          </table:table-cell>
          <table:table-cell office:value-type="string">
            <text:p>display the last few lines of a file</text:p>
          </table:table-cell>
        </table:table-row>
        <table:table-row table:style-name="ro1">
          <table:table-cell office:value-type="string">
            <text:p>grep 'keyword' file</text:p>
          </table:table-cell>
          <table:table-cell office:value-type="string">
            <text:p>search a file for keywords</text:p>
          </table:table-cell>
        </table:table-row>
        <table:table-row table:style-name="ro1">
          <table:table-cell office:value-type="string">
            <text:p>wc file</text:p>
          </table:table-cell>
          <table:table-cell office:value-type="string">
            <text:p>count number of lines/words/characters in file</text:p>
          </table:table-cell>
        </table:table-row>
        <table:table-row table:style-name="ro1">
          <table:table-cell table:style-name="ce3" office:value-type="string">
            <text:p>command &gt; file</text:p>
          </table:table-cell>
          <table:table-cell office:value-type="string">
            <text:p>redirect standard output to a file</text:p>
          </table:table-cell>
        </table:table-row>
        <table:table-row table:style-name="ro1">
          <table:table-cell table:style-name="ce3" office:value-type="string">
            <text:p>command &gt;&gt; file</text:p>
          </table:table-cell>
          <table:table-cell office:value-type="string">
            <text:p>append standard output to a file</text:p>
          </table:table-cell>
        </table:table-row>
        <table:table-row table:style-name="ro1">
          <table:table-cell table:style-name="ce3" office:value-type="string">
            <text:p>command &lt; file</text:p>
          </table:table-cell>
          <table:table-cell office:value-type="string">
            <text:p>redirect standard input from a file</text:p>
          </table:table-cell>
        </table:table-row>
        <table:table-row table:style-name="ro1">
          <table:table-cell table:style-name="ce3" office:value-type="string">
            <text:p>command1 | command2</text:p>
          </table:table-cell>
          <table:table-cell office:value-type="string">
            <text:p>pipe the output of command1 to the input of command2</text:p>
          </table:table-cell>
        </table:table-row>
        <table:table-row table:style-name="ro1">
          <table:table-cell office:value-type="string">
            <text:p>cat file1 file2 &gt; file0</text:p>
          </table:table-cell>
          <table:table-cell office:value-type="string">
            <text:p>concatenate file1 and file2 to file0</text:p>
          </table:table-cell>
        </table:table-row>
        <table:table-row table:style-name="ro1">
          <table:table-cell office:value-type="string">
            <text:p>sort</text:p>
          </table:table-cell>
          <table:table-cell office:value-type="string">
            <text:p>sort data</text:p>
          </table:table-cell>
        </table:table-row>
        <table:table-row table:style-name="ro1">
          <table:table-cell office:value-type="string">
            <text:p>who</text:p>
          </table:table-cell>
          <table:table-cell office:value-type="string">
            <text:p>list users currently logged in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match any number of characters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string">
            <text:p>match one character</text:p>
          </table:table-cell>
        </table:table-row>
        <table:table-row table:style-name="ro1">
          <table:table-cell office:value-type="string">
            <text:p>man command</text:p>
          </table:table-cell>
          <table:table-cell office:value-type="string">
            <text:p>read the online manual page for a command</text:p>
          </table:table-cell>
        </table:table-row>
        <table:table-row table:style-name="ro1">
          <table:table-cell office:value-type="string">
            <text:p>whatis command</text:p>
          </table:table-cell>
          <table:table-cell office:value-type="string">
            <text:p>brief description of a command</text:p>
          </table:table-cell>
        </table:table-row>
        <table:table-row table:style-name="ro1">
          <table:table-cell office:value-type="string">
            <text:p>apropos keyword</text:p>
          </table:table-cell>
          <table:table-cell office:value-type="string">
            <text:p>match commands with keyword in their man pages</text:p>
          </table:table-cell>
        </table:table-row>
        <table:table-row table:style-name="ro1">
          <table:table-cell office:value-type="string">
            <text:p>ls -lag</text:p>
          </table:table-cell>
          <table:table-cell office:value-type="string">
            <text:p>list access rights for all files</text:p>
          </table:table-cell>
        </table:table-row>
        <table:table-row table:style-name="ro1">
          <table:table-cell office:value-type="string">
            <text:p>chmod [options] file</text:p>
          </table:table-cell>
          <table:table-cell office:value-type="string">
            <text:p>change access rights for named file</text:p>
          </table:table-cell>
        </table:table-row>
        <table:table-row table:style-name="ro1">
          <table:table-cell table:style-name="ce3" office:value-type="string">
            <text:p>command &amp;</text:p>
          </table:table-cell>
          <table:table-cell office:value-type="string">
            <text:p>run command in background</text:p>
          </table:table-cell>
        </table:table-row>
        <table:table-row table:style-name="ro1">
          <table:table-cell office:value-type="string">
            <text:p>^C</text:p>
          </table:table-cell>
          <table:table-cell office:value-type="string">
            <text:p>kill the job running in the foreground</text:p>
          </table:table-cell>
        </table:table-row>
        <table:table-row table:style-name="ro1">
          <table:table-cell office:value-type="string">
            <text:p>^Z</text:p>
          </table:table-cell>
          <table:table-cell office:value-type="string">
            <text:p>suspend the job running in the foreground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ackground the suspended job</text:p>
          </table:table-cell>
        </table:table-row>
        <table:table-row table:style-name="ro1">
          <table:table-cell office:value-type="string">
            <text:p>jobs</text:p>
          </table:table-cell>
          <table:table-cell office:value-type="string">
            <text:p>list current jobs</text:p>
          </table:table-cell>
        </table:table-row>
        <table:table-row table:style-name="ro1">
          <table:table-cell office:value-type="string">
            <text:p>fg %1</text:p>
          </table:table-cell>
          <table:table-cell office:value-type="string">
            <text:p>foreground job number 1</text:p>
          </table:table-cell>
        </table:table-row>
        <table:table-row table:style-name="ro1">
          <table:table-cell office:value-type="string">
            <text:p>kill %1</text:p>
          </table:table-cell>
          <table:table-cell office:value-type="string">
            <text:p>kill job number 1</text:p>
          </table:table-cell>
        </table:table-row>
        <table:table-row table:style-name="ro1">
          <table:table-cell office:value-type="string">
            <text:p>ps</text:p>
          </table:table-cell>
          <table:table-cell office:value-type="string">
            <text:p>list current processes</text:p>
          </table:table-cell>
        </table:table-row>
        <table:table-row table:style-name="ro1">
          <table:table-cell office:value-type="string">
            <text:p>kill 26152</text:p>
          </table:table-cell>
          <table:table-cell office:value-type="string">
            <text:p>kill process number 26152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5/08/2018</text:date>, <text:time>09:5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8:23:14</meta:creation-date>
    <dc:date>2018-05-08T09:55:36</dc:date>
    <meta:editing-duration>PT1H32M23S</meta:editing-duration>
    <meta:editing-cycles>4</meta:editing-cycles>
    <meta:generator>OpenOffice/4.1.1$Unix OpenOffice.org_project/411m6$Build-9775</meta:generator>
    <meta:document-statistic meta:table-count="3" meta:cell-count="84" meta:object-count="0"/>
  </office:meta>
</office:document-meta>
</file>